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326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2.902cm"/>
    </style:style>
    <style:style style:name="co7" style:family="table-column">
      <style:table-column-properties fo:break-before="auto" style:column-width="3.34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.28cm" svg:y="24.644cm">
            <draw:object draw:notify-on-update-of-ranges="Sheet1.D2:Sheet1.D11 Sheet1.E2:Sheet1.E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.281cm" svg:y="15.161cm">
            <draw:object draw:notify-on-update-of-ranges="Sheet1.A2:Sheet1.A11 Sheet1.B2:Sheet1.B11 Sheet1.C2:Sheet1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2.36cm" svg:y="34.923cm">
            <draw:object draw:notify-on-update-of-ranges="Sheet1.A2:Sheet1.A11 Sheet1.F1:Sheet1.F1 Sheet1.F2:Sheet1.F11 Sheet1.G1:Sheet1.G1 Sheet1.G2:Sheet1.G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.276cm" svg:y="44.831cm">
            <draw:object draw:notify-on-update-of-ranges="Sheet1.A2:Sheet1.A11 Sheet1.H1:Sheet1.H1 Sheet1.H2:Sheet1.H11 Sheet1.I1:Sheet1.I1 Sheet1.I2:Sheet1.I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pair1 A join</text:p>
          </table:table-cell>
          <table:table-cell office:value-type="string" calcext:value-type="string">
            <text:p>pair1 B cross</text:p>
          </table:table-cell>
          <table:table-cell office:value-type="string" calcext:value-type="string">
            <text:p>pair2 A or</text:p>
          </table:table-cell>
          <table:table-cell office:value-type="string" calcext:value-type="string">
            <text:p>pair2 B in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and (index)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and ( no index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958" calcext:value-type="float">
            <text:p>0.000958</text:p>
          </table:table-cell>
          <table:table-cell office:value-type="float" office:value="0.013554" calcext:value-type="float">
            <text:p>0.013554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" calcext:value-type="float">
            <text:p>0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.000751" calcext:value-type="float">
            <text:p>0.0007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.014051" calcext:value-type="float">
            <text:p>0.014051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" calcext:value-type="float">
            <text:p>0</text:p>
          </table:table-cell>
          <table:table-cell office:value-type="float" office:value="0.000867" calcext:value-type="float">
            <text:p>0.000867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00631" calcext:value-type="float">
            <text:p>0.0006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601" calcext:value-type="float">
            <text:p>0.0006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4029" calcext:value-type="float">
            <text:p>0.014029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" calcext:value-type="float">
            <text:p>0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" calcext:value-type="float">
            <text:p>0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0.000406" calcext:value-type="float">
            <text:p>0.0004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1013" calcext:value-type="float">
            <text:p>0.00101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391" calcext:value-type="float">
            <text:p>0.0003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.013098" calcext:value-type="float">
            <text:p>0.013098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" calcext:value-type="float">
            <text:p>0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.014191" calcext:value-type="float">
            <text:p>0.014191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0.001327" calcext:value-type="float">
            <text:p>0.001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429" calcext:value-type="float">
            <text:p>0.000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13971" calcext:value-type="float">
            <text:p>0.013971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0421" calcext:value-type="float">
            <text:p>0.0004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014302" calcext:value-type="float">
            <text:p>0.014302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0" calcext:value-type="float">
            <text:p>0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0378" calcext:value-type="float">
            <text:p>0.0003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16:27:36.233318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i Liu</meta:initial-creator>
    <meta:creation-date>2015-11-26T12:52:11.018774517</meta:creation-date>
    <dc:date>2015-11-26T16:27:24.608707022</dc:date>
    <dc:creator>Lei Liu</dc:creator>
    <meta:editing-duration>PT3H28M36S</meta:editing-duration>
    <meta:editing-cycles>27</meta:editing-cycles>
    <meta:generator>LibreOffice/4.2.6.3$Linux_X86_64 LibreOffice_project/420$Build-3</meta:generator>
    <meta:document-statistic meta:table-count="1" meta:cell-count="9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038cm" svg:y="0.316cm" chart:style-name="ch2">
          <text:p>Join VS Cross Join</text:p>
        </chart:title>
        <chart:legend chart:legend-position="end" svg:x="13.095cm" svg:y="3.952cm" style:legend-expansion="high" chart:style-name="ch3"/>
        <chart:plot-area chart:style-name="ch4" chart:data-source-has-labels="both" svg:x="1.331cm" svg:y="1.275cm" svg:width="11.444cm" svg:height="6.564cm">
          <chartooo:coordinate-region svg:x="2.429cm" svg:y="1.474cm" svg:width="10.346cm" svg:height="5.718cm"/>
          <chart:axis chart:dimension="x" chart:name="primary-x" chart:style-name="ch5" chartooo:axis-type="auto">
            <chartooo:date-scale/>
            <chart:title svg:x="5.898cm" svg:y="8.019cm" chart:style-name="ch6">
              <text:p>number of time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6.043cm" chart:style-name="ch8">
              <text:p>User executing cost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in</text:p>
              </table:table-cell>
              <table:table-cell office:value-type="string">
                <text:p>cross_joi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00958">
                <text:p>0.000958</text:p>
              </table:table-cell>
              <table:table-cell office:value-type="float" office:value="0.013554">
                <text:p>0.01355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887">
                <text:p>0.000887</text:p>
              </table:table-cell>
              <table:table-cell office:value-type="float" office:value="0.014051">
                <text:p>0.01405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9">
                <text:p>0.0009</text:p>
              </table:table-cell>
              <table:table-cell office:value-type="float" office:value="0.01301">
                <text:p>0.013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14029">
                <text:p>0.01402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796">
                <text:p>0.000796</text:p>
              </table:table-cell>
              <table:table-cell office:value-type="float" office:value="0.01374">
                <text:p>0.013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837">
                <text:p>0.000837</text:p>
              </table:table-cell>
              <table:table-cell office:value-type="float" office:value="0.013098">
                <text:p>0.0130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973">
                <text:p>0.000973</text:p>
              </table:table-cell>
              <table:table-cell office:value-type="float" office:value="0.014191">
                <text:p>0.01419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0129">
                <text:p>0.000129</text:p>
              </table:table-cell>
              <table:table-cell office:value-type="float" office:value="0.013971">
                <text:p>0.0139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818">
                <text:p>0.000818</text:p>
              </table:table-cell>
              <table:table-cell office:value-type="float" office:value="0.014302">
                <text:p>0.0143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7.07cm" svg:y="0.316cm" chart:style-name="ch2">
          <text:p>Or VS In</text:p>
        </chart:title>
        <chart:legend chart:legend-position="end" svg:x="14.365cm" svg:y="3.952cm" style:legend-expansion="high" chart:style-name="ch3"/>
        <chart:plot-area chart:style-name="ch4" chart:data-source-has-labels="both" svg:x="1.331cm" svg:y="1.275cm" svg:width="12.714cm" svg:height="6.564cm">
          <chartooo:coordinate-region svg:x="2.614cm" svg:y="1.474cm" svg:width="11.244cm" svg:height="5.718cm"/>
          <chart:axis chart:dimension="x" chart:name="primary-x" chart:style-name="ch5" chartooo:axis-type="text">
            <chart:title svg:x="6.533cm" svg:y="8.019cm" chart:style-name="ch6">
              <text:p>number of time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6.043cm" chart:style-name="ch8">
              <text:p>User executing cost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</text:p>
              </table:table-cell>
              <table:table-cell office:value-type="string">
                <text:p>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46">
                <text:p>0.000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65">
                <text:p>0.000565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555">
                <text:p>0.000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731">
                <text:p>0.000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617">
                <text:p>0.00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93">
                <text:p>0.000593</text:p>
              </table:table-cell>
              <table:table-cell office:value-type="float" office:value="0.000583">
                <text:p>0.000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8">
                <text:p>0.00078</text:p>
              </table:table-cell>
              <table:table-cell office:value-type="float" office:value="0.000584">
                <text:p>0.000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759">
                <text:p>0.000759</text:p>
              </table:table-cell>
              <table:table-cell office:value-type="float" office:value="0.000463">
                <text:p>0.000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465">
                <text:p>0.000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76">
                <text:p>0.00047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99cm" svg:y="0.316cm" chart:style-name="ch2">
          <text:p>Like VS and (Index)</text:p>
        </chart:title>
        <chart:legend chart:legend-position="end" svg:x="12.963cm" svg:y="3.952cm" style:legend-expansion="high" chart:style-name="ch3"/>
        <chart:plot-area chart:style-name="ch4" table:cell-range-address="Sheet1.A2:Sheet1.A11 Sheet1.F1:Sheet1.G11" chart:data-source-has-labels="both" svg:x="1.331cm" svg:y="1.275cm" svg:width="11.312cm" svg:height="6.564cm">
          <chartooo:coordinate-region svg:x="2.614cm" svg:y="1.474cm" svg:width="9.842cm" svg:height="5.718cm"/>
          <chart:axis chart:dimension="x" chart:name="primary-x" chart:style-name="ch5" chartooo:axis-type="auto">
            <chartooo:date-scale/>
            <chart:title svg:x="5.832cm" svg:y="8.019cm" chart:style-name="ch6">
              <text:p>number of time</text:p>
            </chart:title>
            <chart:categories table:cell-range-address="Sheet1.A2:Sheet1.A11"/>
          </chart:axis>
          <chart:axis chart:dimension="y" chart:name="primary-y" chart:style-name="ch5">
            <chart:title svg:x="0.451cm" svg:y="6.043cm" chart:style-name="ch7">
              <text:p>User executing cost</text:p>
            </chart:title>
            <chart:grid chart:style-name="ch8" chart:class="major"/>
          </chart:axis>
          <chart:series chart:style-name="ch9" chart:values-cell-range-address="Sheet1.F2:Sheet1.F11" chart:label-cell-address="Sheet1.F1:Sheet1.F1" chart:class="chart:line">
            <chart:data-point chart:repeated="10"/>
          </chart:series>
          <chart:series chart:style-name="ch10" chart:values-cell-range-address="Sheet1.G2:Sheet1.G11" chart:label-cell-address="Sheet1.G1:Sheet1.G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ke</text:p>
                <draw:g>
                  <svg:desc>Sheet1.F1:Sheet1.F1</svg:desc>
                </draw:g>
              </table:table-cell>
              <table:table-cell office:value-type="string">
                <text:p>and (index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1</svg:desc>
                </draw:g>
              </table:table-cell>
              <table:table-cell office:value-type="float" office:value="0.001195">
                <text:p>0.001195</text:p>
                <draw:g>
                  <svg:desc>Sheet1.F2:Sheet1.F11</svg:desc>
                </draw:g>
              </table:table-cell>
              <table:table-cell office:value-type="float" office:value="0.000611">
                <text:p>0.000611</text:p>
                <draw:g>
                  <svg:desc>Sheet1.G2:Sheet1.G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371">
                <text:p>0.000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1108">
                <text:p>0.001108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042">
                <text:p>0.001042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708">
                <text:p>0.000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1013">
                <text:p>0.00101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1016">
                <text:p>0.00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327">
                <text:p>0.00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1193">
                <text:p>0.001193</text:p>
              </table:table-cell>
              <table:table-cell office:value-type="float" office:value="0.000364">
                <text:p>0.000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09">
                <text:p>0.00109</text:p>
              </table:table-cell>
              <table:table-cell office:value-type="float" office:value="0.000617">
                <text:p>0.0006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94cm" svg:y="0.316cm" chart:style-name="ch2">
          <text:p>Like VS and (no Index)</text:p>
        </chart:title>
        <chart:legend chart:legend-position="end" svg:x="12.381cm" svg:y="3.952cm" style:legend-expansion="high" chart:style-name="ch3"/>
        <chart:plot-area chart:style-name="ch4" table:cell-range-address="Sheet1.A2:Sheet1.A11 Sheet1.H1:Sheet1.I11" chart:data-source-has-labels="both" svg:x="1.331cm" svg:y="1.275cm" svg:width="10.73cm" svg:height="6.564cm">
          <chartooo:coordinate-region svg:x="2.614cm" svg:y="1.474cm" svg:width="9.26cm" svg:height="5.718cm"/>
          <chart:axis chart:dimension="x" chart:name="primary-x" chart:style-name="ch5" chartooo:axis-type="auto">
            <chartooo:date-scale/>
            <chart:title svg:x="5.541cm" svg:y="8.019cm" chart:style-name="ch6">
              <text:p>number of time</text:p>
            </chart:title>
            <chart:categories table:cell-range-address="Sheet1.A2:Sheet1.A11"/>
          </chart:axis>
          <chart:axis chart:dimension="y" chart:name="primary-y" chart:style-name="ch5">
            <chart:title svg:x="0.451cm" svg:y="6.043cm" chart:style-name="ch7">
              <text:p>User executing cost</text:p>
            </chart:title>
            <chart:grid chart:style-name="ch8" chart:class="major"/>
          </chart:axis>
          <chart:series chart:style-name="ch9" chart:values-cell-range-address="Sheet1.H2:Sheet1.H11" chart:label-cell-address="Sheet1.H1:Sheet1.H1" chart:class="chart:line">
            <chart:data-point chart:repeated="10"/>
          </chart:series>
          <chart:series chart:style-name="ch10" chart:values-cell-range-address="Sheet1.I2:Sheet1.I11" chart:label-cell-address="Sheet1.I1:Sheet1.I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ke</text:p>
                <draw:g>
                  <svg:desc>Sheet1.H1:Sheet1.H1</svg:desc>
                </draw:g>
              </table:table-cell>
              <table:table-cell office:value-type="string">
                <text:p>and ( no index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1</svg:desc>
                </draw:g>
              </table:table-cell>
              <table:table-cell office:value-type="float" office:value="0.000289">
                <text:p>0.000289</text:p>
                <draw:g>
                  <svg:desc>Sheet1.H2:Sheet1.H11</svg:desc>
                </draw:g>
              </table:table-cell>
              <table:table-cell office:value-type="float" office:value="0.000751">
                <text:p>0.000751</text:p>
                <draw:g>
                  <svg:desc>Sheet1.I2:Sheet1.I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867">
                <text:p>0.000867</text:p>
              </table:table-cell>
              <table:table-cell office:value-type="float" office:value="0.00044">
                <text:p>0.000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501">
                <text:p>0.000501</text:p>
              </table:table-cell>
              <table:table-cell office:value-type="float" office:value="0.000631">
                <text:p>0.00063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56">
                <text:p>0.00056</text:p>
              </table:table-cell>
              <table:table-cell office:value-type="float" office:value="0.000601">
                <text:p>0.0006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499">
                <text:p>0.000499</text:p>
              </table:table-cell>
              <table:table-cell office:value-type="float" office:value="0.000406">
                <text:p>0.00040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391">
                <text:p>0.00039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494">
                <text:p>0.00049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429">
                <text:p>0.00042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0431">
                <text:p>0.000431</text:p>
              </table:table-cell>
              <table:table-cell office:value-type="float" office:value="0.000421">
                <text:p>0.0004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578">
                <text:p>0.000578</text:p>
              </table:table-cell>
              <table:table-cell office:value-type="float" office:value="0.000378">
                <text:p>0.0003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